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eeeff" officeooo:paragraph-rsid="000eeeff"/>
    </style:style>
    <style:style style:name="P4" style:family="paragraph" style:parent-style-name="Text_20_body" style:list-style-name="L1">
      <style:text-properties officeooo:rsid="00114455" officeooo:paragraph-rsid="00114455"/>
    </style:style>
    <style:style style:name="P5" style:family="paragraph" style:parent-style-name="Text_20_body" style:list-style-name="L1">
      <style:text-properties officeooo:rsid="00144ed4" officeooo:paragraph-rsid="00144e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de Formation</text:p>
      <text:p text:style-name="P1"/>
      <text:list xml:id="list966212734" text:style-name="L1">
        <text:list-item>
          <text:p text:style-name="P2">Théorie</text:p>
          <text:list>
            <text:list-item>
              <text:p text:style-name="P2">Pourquoi un site Internet ?</text:p>
            </text:list-item>
            <text:list-item>
              <text:p text:style-name="P2">Philosophie du CMS utilisé</text:p>
            </text:list-item>
          </text:list>
        </text:list-item>
        <text:list-item>
          <text:p text:style-name="P2">Utilisation</text:p>
          <text:list>
            <text:list-item>
              <text:p text:style-name="P3">Créer / Modifier une page</text:p>
            </text:list-item>
            <text:list-item>
              <text:p text:style-name="P3">Ajouter une page au menu</text:p>
            </text:list-item>
            <text:list-item>
              <text:p text:style-name="P3">Les articles de blog</text:p>
            </text:list-item>
            <text:list-item>
              <text:p text:style-name="P4">Personnaliser son design</text:p>
            </text:list-item>
            <text:list-item>
              <text:p text:style-name="P3">Les plugins</text:p>
              <text:list>
                <text:list-item>
                  <text:p text:style-name="P3">Généralités</text:p>
                </text:list-item>
                <text:list-item>
                  <text:p text:style-name="P3">Les widgets</text:p>
                </text:list-item>
              </text:list>
            </text:list-item>
          </text:list>
        </text:list-item>
        <text:list-item>
          <text:p text:style-name="P2">Site e-commerce</text:p>
          <text:list>
            <text:list-item>
              <text:p text:style-name="P2">Paramétrage</text:p>
            </text:list-item>
            <text:list-item>
              <text:p text:style-name="P2">Produits</text:p>
              <text:list>
                <text:list-item>
                  <text:p text:style-name="P2">Catégorises de produits</text:p>
                </text:list-item>
                <text:list-item>
                  <text:p text:style-name="P2">Ajouter / Modifier un produit</text:p>
                </text:list-item>
              </text:list>
            </text:list-item>
          </text:list>
        </text:list-item>
        <text:list-item>
          <text:p text:style-name="P5">Questions / Répon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fo:language="zxx" fo:country="none" officeooo:rsid="000dfda7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S</meta:editing-duration>
    <meta:editing-cycles>9</meta:editing-cycles>
    <meta:generator>LibreOffice/6.0.2.1$Windows_X86_64 LibreOffice_project/f7f06a8f319e4b62f9bc5095aa112a65d2f3ac89</meta:generator>
    <dc:date>2018-04-12T02:55:37.079000000</dc:date>
    <meta:document-statistic meta:table-count="0" meta:image-count="0" meta:object-count="0" meta:page-count="1" meta:paragraph-count="18" meta:word-count="68" meta:character-count="354" meta:non-whitespace-character-count="321"/>
    <meta:user-defined meta:name="Info 1"/>
    <meta:user-defined meta:name="Info 2"/>
    <meta:user-defined meta:name="Info 3"/>
    <meta:user-defined meta:name="Info 4"/>
  </office:meta>
</office:document-meta>
</file>